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W-Kai" svg:font-family="TW-Kai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Unidade 02</text:p>
      <text:section text:style-name="Sect1" text:name="magicdomid3">
        <text:p text:style-name="P1"><text:line-break/></text:p>
      </text:section>
      <text:section text:style-name="Sect1" text:name="magicdomid4">
        <text:p text:style-name="P1">1. Escreva um programa que solicite um número ao usuário e verifique se ele é par ou ímpar.</text:p>
      </text:section>
      <text:section text:style-name="Sect1" text:name="magicdomid5">
        <text:p text:style-name="P1"><text:line-break/></text:p>
      </text:section>
      <text:section text:style-name="Sect1" text:name="magicdomid6">
        <text:p text:style-name="P1">2. Faça um programa que solicite dois números ao usuário e exiba o maior deles.</text:p>
      </text:section>
      <text:section text:style-name="Sect1" text:name="magicdomid7">
        <text:p text:style-name="P1"><text:line-break/></text:p>
      </text:section>
      <text:section text:style-name="Sect1" text:name="magicdomid8">
        <text:p text:style-name="P1">3. Crie um programa que solicite um número ao usuário e determine se ele é positivo, negativo ou zero.</text:p>
      </text:section>
      <text:section text:style-name="Sect1" text:name="magicdomid9">
        <text:p text:style-name="P1"><text:line-break/></text:p>
      </text:section>
      <text:section text:style-name="Sect1" text:name="magicdomid10">
        <text:p text:style-name="P1">4. Escreva um programa que solicite um número ao usuário e determine se ele é divisível por 5.</text:p>
      </text:section>
      <text:section text:style-name="Sect1" text:name="magicdomid11">
        <text:p text:style-name="P1"><text:line-break/></text:p>
      </text:section>
      <text:section text:style-name="Sect1" text:name="magicdomid12">
        <text:p text:style-name="P1">5. Faça um programa que solicite um número ao usuário e exiba a tabuada desse número de 1 a 10.</text:p>
      </text:section>
      <text:section text:style-name="Sect1" text:name="magicdomid13">
        <text:p text:style-name="P1"><text:line-break/></text:p>
      </text:section>
      <text:section text:style-name="Sect1" text:name="magicdomid14">
        <text:p text:style-name="P1">6. Crie um programa que solicite um número ao usuário e calcule o fatorial desse número.</text:p>
      </text:section>
      <text:section text:style-name="Sect1" text:name="magicdomid15">
        <text:p text:style-name="P1"><text:line-break/></text:p>
      </text:section>
      <text:section text:style-name="Sect1" text:name="magicdomid16">
        <text:p text:style-name="P1">7. Crie um programa que solicite as notas e a frequência de um aluno, e determine sua situação. Se a média for maior ou igual a 5 e a frequência for maior ou igual a 75%, o aluno está aprovado. Se a média for menor que 5 e a frequência for menor que 75%, o aluno está reprovado. Em qualquer outro caso, o aluno está de recuperação.</text:p>
      </text:section>
      <text:section text:style-name="Sect1" text:name="magicdomid17">
        <text:p text:style-name="P1"><text:line-break/></text:p>
      </text:section>
      <text:section text:style-name="Sect1" text:name="magicdomid18">
        <text:p text:style-name="P1">8. Crie um programa que solicite ao usuário o início, o fim e o número para a tabuada. Em seguida, exiba a tabuada desse número no intervalo determinado.</text:p>
      </text:section>
      <text:section text:style-name="Sect1" text:name="magicdomid19">
        <text:p text:style-name="P1"><text:line-break/></text:p>
      </text:section>
      <text:section text:style-name="Sect1" text:name="magicdomid20">
        <text:p text:style-name="P1">9. Crie um programa que solicite três medidas de retas ao usuário e determine se essas medidas podem formar um triângulo.</text:p>
      </text:section>
      <text:section text:style-name="Sect1" text:name="magicdomid21">
        <text:p text:style-name="P1"><text:line-break/></text:p>
      </text:section>
      <text:section text:style-name="Sect1" text:name="magicdomid22">
        <text:p text:style-name="P1">10. Crie um programa que exiba um menu com 5 opções para o usuário. A última opção deve ser "0" para sair do programa. Cada opção do menu deve exibir informações relevantes, sem interação do usuário.</text:p>
      </text:section>
      <text:section text:style-name="Sect1" text:name="magicdomid23">
        <text:p text:style-name="P1"><text:line-break/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W-Kai" svg:font-family="TW-Ka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TW-Kai" style:font-size-asian="10.5pt" style:language-asian="zh" style:country-asian="CN" style:font-name-complex="TW-Ka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W-Kai" style:font-size-asian="10.5pt" style:language-asian="zh" style:country-asian="CN" style:font-name-complex="TW-Ka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W-Kai" style:font-family-asian="TW-Kai" style:font-family-generic-asian="system" style:font-pitch-asian="variable" style:font-size-asian="14pt" style:font-name-complex="TW-Kai" style:font-family-complex="TW-Ka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20:48:13.279507323</meta:creation-date>
    <dc:date>2023-07-13T20:48:57.052540824</dc:date>
    <meta:editing-duration>PT44S</meta:editing-duration>
    <meta:editing-cycles>1</meta:editing-cycles>
    <meta:document-statistic meta:table-count="0" meta:image-count="0" meta:object-count="0" meta:page-count="1" meta:paragraph-count="22" meta:word-count="261" meta:character-count="1385" meta:non-whitespace-character-count="1124"/>
    <meta:generator>LibreOffice/7.5.4.2$Linux_X86_64 LibreOffice_project/36ccfdc35048b057fd9854c757a8b67ec53977b6</meta:generator>
  </office:meta>
</office:document-meta>
</file>